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88pt" fo:font-weight="bold" officeooo:rsid="000a3f58" officeooo:paragraph-rsid="000a3f58" style:font-size-asian="77pt" style:font-weight-asian="bold" style:font-size-complex="88pt" style:font-weight-complex="bold"/>
    </style:style>
    <style:style style:name="P2" style:family="paragraph" style:parent-style-name="Standard">
      <style:paragraph-properties fo:text-align="justify" style:justify-single-word="false"/>
      <style:text-properties style:font-name="Ubuntu" fo:font-size="14pt" fo:font-weight="normal" officeooo:rsid="000a3f58" officeooo:paragraph-rsid="000a3f58"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style:font-name="Ubuntu" fo:font-size="14pt" fo:font-weight="normal" officeooo:rsid="000b8992" officeooo:paragraph-rsid="000b8992" style:font-size-asian="12.25pt" style:font-weight-asian="normal" style:font-size-complex="14pt" style:font-weight-complex="normal"/>
    </style:style>
    <style:style style:name="P4" style:family="paragraph" style:parent-style-name="Standard" style:list-style-name="L1">
      <style:paragraph-properties fo:text-align="justify" style:justify-single-word="false"/>
      <style:text-properties style:font-name="Ubuntu" fo:font-size="14pt" fo:font-weight="normal" officeooo:rsid="000a3f58" officeooo:paragraph-rsid="000a3f58" style:font-size-asian="12.25pt" style:font-weight-asian="normal" style:font-size-complex="14pt" style:font-weight-complex="normal"/>
    </style:style>
    <style:style style:name="P5" style:family="paragraph" style:parent-style-name="Standard" style:list-style-name="L2">
      <style:paragraph-properties fo:text-align="justify" style:justify-single-word="false"/>
      <style:text-properties style:font-name="Ubuntu" fo:font-size="14pt" fo:font-weight="normal" officeooo:rsid="000a3f58" officeooo:paragraph-rsid="000a3f58" style:font-size-asian="12.25pt" style:font-weight-asian="normal" style:font-size-complex="14pt" style:font-weight-complex="normal"/>
    </style:style>
    <style:style style:name="P6" style:family="paragraph" style:parent-style-name="Standard" style:list-style-name="L3">
      <style:paragraph-properties fo:text-align="justify" style:justify-single-word="false"/>
      <style:text-properties style:font-name="Ubuntu" fo:font-size="14pt" fo:font-weight="normal" officeooo:rsid="000a3f58" officeooo:paragraph-rsid="000a3f58"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font-name="Ubuntu" fo:font-size="14pt" fo:font-weight="normal" officeooo:rsid="000a3f58" officeooo:paragraph-rsid="000a3f58"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font-name="Ubuntu" fo:font-size="14pt" fo:font-weight="normal" officeooo:rsid="000b8992" officeooo:paragraph-rsid="000b8992"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style:font-name="Ubuntu" fo:font-size="14pt" fo:font-weight="bold" officeooo:rsid="000a3f58" officeooo:paragraph-rsid="000a3f58"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style:font-name="Ubuntu" fo:font-size="14pt" fo:font-weight="bold" officeooo:rsid="000b8992" officeooo:paragraph-rsid="000b8992" style:font-size-asian="12.25pt" style:font-weight-asian="bold" style:font-size-complex="14pt" style:font-weight-complex="bold"/>
    </style:style>
    <style:style style:name="P11" style:family="paragraph" style:parent-style-name="Standard">
      <style:paragraph-properties fo:text-align="center" style:justify-single-word="false"/>
      <style:text-properties style:font-name="Ubuntu" fo:font-size="14pt" fo:font-weight="bold" officeooo:rsid="000c428c" officeooo:paragraph-rsid="000c428c" style:font-size-asian="12.25pt" style:font-weight-asian="bold" style:font-size-complex="14pt" style:font-weight-complex="bold"/>
    </style:style>
    <style:style style:name="P12" style:family="paragraph" style:parent-style-name="Standard">
      <style:paragraph-properties fo:text-align="center" style:justify-single-word="false"/>
      <style:text-properties style:font-name="Ubuntu" fo:font-size="14pt" fo:font-weight="bold" officeooo:rsid="000d2b74" officeooo:paragraph-rsid="000d2b74"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style:font-name="Ubuntu" fo:font-size="14pt" fo:font-weight="bold" officeooo:rsid="000d2b74" officeooo:paragraph-rsid="000d2b74" style:font-size-asian="12.25pt" style:font-weight-asian="bold" style:font-size-complex="14pt" style:font-weight-complex="bold"/>
    </style:style>
    <style:style style:name="P14" style:family="paragraph" style:parent-style-name="Standard">
      <style:paragraph-properties fo:text-align="center" style:justify-single-word="false"/>
      <style:text-properties style:font-name="Ubuntu" fo:font-size="88pt" fo:font-weight="bold" officeooo:rsid="000a3f58" officeooo:paragraph-rsid="000a3f58" style:font-size-asian="77pt" style:font-weight-asian="bold" style:font-size-complex="88pt" style:font-weight-complex="bold"/>
    </style:style>
    <style:style style:name="P15" style:family="paragraph" style:parent-style-name="Standard">
      <style:paragraph-properties fo:text-align="center" style:justify-single-word="false"/>
      <style:text-properties style:font-name="Ubuntu" fo:font-size="18pt" fo:font-weight="bold" officeooo:rsid="000d2b74" officeooo:paragraph-rsid="000d2b74" style:font-size-asian="15.75pt" style:font-weight-asian="bold" style:font-size-complex="18pt" style:font-weight-complex="bold"/>
    </style:style>
    <style:style style:name="T1" style:family="text">
      <style:text-properties officeooo:rsid="000c1bc1"/>
    </style:style>
    <style:style style:name="T2" style:family="text">
      <style:text-properties officeooo:rsid="000c428c"/>
    </style:style>
    <style:style style:name="T3" style:family="text">
      <style:text-properties fo:font-weight="bold" style:font-weight-asian="bold" style:font-weight-complex="bold"/>
    </style:style>
    <style:style style:name="T4" style:family="text">
      <style:text-properties officeooo:rsid="000d2b74"/>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I</text:p>
      <text:p text:style-name="P15">P <text:s text:c="2"/>R <text:s text:c="2"/>O <text:s text:c="2"/>P <text:s text:c="2"/>I <text:s text:c="2"/>A</text:p>
      <text:p text:style-name="P1"/>
      <text:p text:style-name="P9">TRABAJO REALIZADO POR:</text:p>
      <text:list xml:id="list891224328445249015" text:style-name="L1">
        <text:list-item>
          <text:p text:style-name="P4">José Antonio Adriano Muñoz</text:p>
        </text:list-item>
        <text:list-item>
          <text:p text:style-name="P4">Isabel Repetto García-Plata</text:p>
        </text:list-item>
      </text:list>
      <text:p text:style-name="P2"/>
      <text:p text:style-name="P2"><text:span text:style-name="T3">En esta API hacemos uso de dos APIs que ya existen;</text:span> </text:p>
      <text:list xml:id="list2936052317044391707" text:style-name="L2">
        <text:list-item>
          <text:p text:style-name="P5">API de twitter</text:p>
        </text:list-item>
        <text:list-item>
          <text:p text:style-name="P5">API de Dropbox</text:p>
        </text:list-item>
      </text:list>
      <text:p text:style-name="P2"/>
      <text:p text:style-name="P9">Hemos planteado los siguientes casos:</text:p>
      <text:list xml:id="list8675073529146650789" text:style-name="L3">
        <text:list-item>
          <text:p text:style-name="P6">Buscar <text:s/>tweets que coincidan con un término de búsqueda, <text:s/>y mostrarlos en el momento.</text:p>
        </text:list-item>
        <text:list-item>
          <text:p text:style-name="P6">En su defecto, se puede efectuar la búsqueda y guardarla en un fichero en dropbox. Para ello será necesario loguearse antes.</text:p>
        </text:list-item>
        <text:list-item>
          <text:p text:style-name="P6">También podemos mostrar los 'trending topics' en España. Que son los temas mas twiteados en el pais, en el momento en el que se solicita.</text:p>
        </text:list-item>
      </text:list>
      <text:p text:style-name="P2"/>
      <text:p text:style-name="P10">DESCRIPCIÓN</text:p>
      <text:p text:style-name="P3"/>
      <text:p text:style-name="P3"><text:tab/>En la pantalla principal, podemos ver las distintas opciones que nos ofrece la API. </text:p>
      <text:p text:style-name="P3"/>
      <text:p text:style-name="P3"><text:tab/>La primera opción nos permite realizar la búsqueda en <text:span text:style-name="T1">twitter siguiendo el patrón que introduzcamos en el casillero del formulario. Y se muestra en el momento.</text:span></text:p>
      <text:p text:style-name="P3"><text:tab/><text:span text:style-name="T2">La segunda opción la utilizamos para realizar una búsqueda, igual que en el anterior caso, pero con la diferencia de que no mostraremos los resultados, sino que se guardarán en dropbox, en un fichero cuyo nombre será la palabra con la que hemos querido filtrar la búsqueda, (extensión '.json'). Para que esto sea posible, será necesario introducir un código de </text:span><text:soft-page-break/><text:span text:style-name="T2">autorización, que obtendremos desde la url que se nos facilita en ese momento mediante la linea de comandos. Una vez introducido dicho código, pulsamos 'enter' y si todo está correcto, se guardará la búsqueda en dropbox automaticamente.</text:span></text:p>
      <text:p text:style-name="P3"/>
      <text:p text:style-name="P3"><text:tab/><text:span text:style-name="T2">Por último, tenemos la opción de visualizar los 'trending topics' del momento en España.</text:span></text:p>
      <text:p text:style-name="P3"/>
      <text:p text:style-name="P3"/>
      <text:p text:style-name="P11">ORGANIZACIÓN DEL TRABAJO</text:p>
      <text:p text:style-name="P2"/>
      <text:p text:style-name="P2"><text:tab/><text:span text:style-name="T2">Puesto que solo hemos sido dos, nos ha sido mas cómodo trabajarlo todo entre los dos. No hemos hecho división clara de tareas sino una colaboración mutua. </text:span></text:p>
      <text:p text:style-name="P2"/>
      <text:p text:style-name="P2"><text:tab/><text:span text:style-name="T2">Lo primero que hicimos fue pensar un caso de uso útil. El caso de poder guardar los datos obtenidos de la búsqueda, directamente en la nube, nos pareció un caso bastante útil. Y aparte, ofrecemos las otras dos opciones que también son de utilidad.</text:span></text:p>
      <text:p text:style-name="P2"/>
      <text:p text:style-name="P2"><text:tab/><text:span text:style-name="T2">La mayor parte del tiempo la hemos dedicado al código. A entender el uso de las APIs, sobre todo la de dropbox, que no la hemos visto en clase. A estructurarlo. A comentarlo.</text:span></text:p>
      <text:p text:style-name="P2"/>
      <text:p text:style-name="P2"><text:tab/><text:span text:style-name="T4">Ya el último periodo de tiempo que nos ha quedado, lo hemos dedicado al tema visual. A crear la web con la que poder hacer uso de la API.</text:span></text:p>
      <text:p text:style-name="P2"/>
      <text:p text:style-name="P2"/>
      <text:p text:style-name="P12">BIBLIOGRAFÍA</text:p>
      <text:p text:style-name="P12"/>
      <text:p text:style-name="P13"><text:tab/><text:span text:style-name="T5">Toda la información que hemos necesitado, la hemos podido adquirir de los enlaces proporcionados por el profesor en el campus virt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22:43:04.557679859</meta:creation-date>
    <dc:date>2015-05-18T23:54:04.555292777</dc:date>
    <meta:editing-duration>PT5M40S</meta:editing-duration>
    <meta:editing-cycles>3</meta:editing-cycles>
    <meta:generator>LibreOffice/4.2.7.2$Linux_x86 LibreOffice_project/420m0$Build-2</meta:generator>
    <meta:document-statistic meta:table-count="0" meta:image-count="0" meta:object-count="0" meta:page-count="2" meta:paragraph-count="24" meta:word-count="416" meta:character-count="2400" meta:non-whitespace-character-count="1991"/>
  </office:meta>
</office:document-meta>
</file>